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77e5" officeooo:paragraph-rsid="000b77e5"/>
    </style:style>
    <style:style style:name="P2" style:family="paragraph" style:parent-style-name="Text_20_body">
      <style:text-properties officeooo:rsid="000b77e5" officeooo:paragraph-rsid="000c888b"/>
    </style:style>
    <style:style style:name="P3" style:family="paragraph" style:parent-style-name="Text_20_body">
      <style:text-properties officeooo:paragraph-rsid="000b77e5"/>
    </style:style>
    <style:style style:name="P4" style:family="paragraph" style:parent-style-name="Text_20_body">
      <style:text-properties officeooo:paragraph-rsid="000c888b"/>
    </style:style>
    <style:style style:name="P5" style:family="paragraph" style:parent-style-name="Text_20_body">
      <style:text-properties officeooo:rsid="000eeeda" officeooo:paragraph-rsid="000c888b"/>
    </style:style>
    <style:style style:name="P6" style:family="paragraph" style:parent-style-name="Title">
      <style:text-properties officeooo:rsid="000b77e5" officeooo:paragraph-rsid="000b77e5"/>
    </style:style>
    <style:style style:name="T1" style:family="text">
      <style:text-properties officeooo:rsid="000b77e5"/>
    </style:style>
    <style:style style:name="T2" style:family="text">
      <style:text-properties officeooo:rsid="000c8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cript</text:p>
      <text:p text:style-name="P3"><text:span text:style-name="T1">- Our data came from an original study. Data had been entered by hand.</text:span></text:p>
      <text:p text:style-name="P1">- There were 4176 observations &amp; 10 variables before data cleaning</text:p>
      <text:p text:style-name="P1"/>
      <text:p text:style-name="P3"><text:span text:style-name="T1">- We discovered some anomalies in the data</text:span></text:p>
      <text:p text:style-name="P3">- <text:span text:style-name="T1">Whole weight of the abalone was less than its meat</text:span></text:p>
      <text:p text:style-name="P1">- Whole weight of the abalone was less than its shell</text:p>
      <text:p text:style-name="P1">- Height of abalone was 0</text:p>
      <text:p text:style-name="P1">- these were removed</text:p>
      <text:p text:style-name="P1"/>
      <text:p text:style-name="P1">- Age did not appear to be heavily correlated with any other variables</text:p>
      <text:p text:style-name="P1">- log Age did not appear to be heavily correlated with any other variables</text:p>
      <text:p text:style-name="P1"/>
      <text:p text:style-name="P3"><text:span text:style-name="T1">- An ANOVA was conducted to determine whether variables might have shared similar distributions across Males, Females and Infants. All had significantly different means between the groups.</text:span></text:p>
      <text:p text:style-name="P1"/>
      <text:p text:style-name="P1">- An exhaustive search was conducted across the entire linear model space to determine which variables were most important to each sized model. The possible models were split by Male, Female, Infant, &amp; Ignoring Sex which meant ignoring all grouping by Sex.</text:p>
      <text:p text:style-name="P1"/>
      <text:p text:style-name="P4"><text:span text:style-name="T1">- Bglmnet was applied to each fu</text:span><text:span text:style-name="T2">ll model proposed to determine the optimal number of predictors in each, corresponding to the rows of the previously shown exhaustive search results table.</text:span></text:p>
      <text:p text:style-name="P4"/>
      <text:p text:style-name="P4">….<text:span text:style-name="T2">click through slides until “Model Decisions”.</text:span></text:p>
      <text:p text:style-name="P4"><text:span text:style-name="T2">- Model for Males had optimally 3 predictors.</text:span></text:p>
      <text:p text:style-name="P4">- <text:span text:style-name="T2">Model for Females had optimally 4 predictors.</text:span></text:p>
      <text:p text:style-name="P4">- <text:span text:style-name="T2">Model for Infants had optimally 2 predictors.</text:span></text:p>
      <text:p text:style-name="P4">- <text:span text:style-name="T2">Model for Ignoring Sex had optimally 4 predictors.</text:span></text:p>
      <text:p text:style-name="P4"/>
      <text:p text:style-name="P1"><text:soft-page-break/></text:p>
      <text:p text:style-name="P1">- <text:span text:style-name="T2">The models and their parameters were calculated and results were as shown</text:span></text:p>
      <text:p text:style-name="P2">- <text:span text:style-name="T2">We checked the assumptions for normality, homoskedasticity, &amp; linearity for each model</text:span></text:p>
      <text:p text:style-name="P2"><text:span text:style-name="T2">- maybe some comments to be made about each? They are certainly not all normally distributed.</text:span></text:p>
      <text:p text:style-name="P2"><text:span text:style-name="T2">- In sample performance for each model was calculated, and while r^2 versus r^2 adjusted was good, r^2 indicated that our models could only fit at most 51% of the data, or 55% of subsetted data. This was likely due to moderate amounts of noise within the data. There seemed to be little to no improvement by using models per Sex versus a model ignoring Sex.</text:span></text:p>
      <text:p text:style-name="P2">- <text:span text:style-name="T2">Out of sample predictive ability was roughly the same between models.</text:span></text:p>
      <text:p text:style-name="P2"><text:span text:style-name="T2">-Based upon little difference between models in predictive performance, for either in or out of sample, the model for Age ignoring Sex seems the most practical model to use for predicting abalone Age based upon easy to measure parameter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20:25:52.849873222</meta:creation-date>
    <dc:date>2020-11-09T20:52:19.476213990</dc:date>
    <meta:editing-duration>PT1M6S</meta:editing-duration>
    <meta:editing-cycles>2</meta:editing-cycles>
    <meta:generator>LibreOffice/6.4.6.2$Linux_X86_64 LibreOffice_project/40$Build-2</meta:generator>
    <meta:document-statistic meta:table-count="0" meta:image-count="0" meta:object-count="0" meta:page-count="2" meta:paragraph-count="24" meta:word-count="390" meta:character-count="2269" meta:non-whitespace-character-count="1903"/>
  </office:meta>
</office:document-meta>
</file>